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server.pde */</text:p>
      <text:p text:style-name="P3">/* 10/2009 RBH */</text:p>
      <text:p text:style-name="P3"/>
      <text:p text:style-name="P3">void ProcessServerRequest()</text:p>
      <text:p text:style-name="P3">{</text:p>
      <text:p text:style-name="P3"><text:s text:c="4"/>char <text:s text:c="3"/>buf[50], c, *cmd, *opt, *p;</text:p>
      <text:p text:style-name="P3"><text:s text:c="4"/>boolean getflag = false;</text:p>
      <text:p text:style-name="P3"><text:s text:c="4"/>byte <text:s/>cnt = 0, x=0;</text:p>
      <text:p text:style-name="P3"><text:s text:c="4"/></text:p>
      <text:p text:style-name="P3"><text:s text:c="4"/>Client client = server.available();</text:p>
      <text:p text:style-name="P3"><text:s text:c="4"/>if (client)</text:p>
      <text:p text:style-name="P3"><text:s text:c="4"/>{</text:p>
      <text:p text:style-name="P3"><text:s text:c="8"/>if(client.connected())</text:p>
      <text:p text:style-name="P3"><text:s text:c="8"/>{</text:p>
      <text:p text:style-name="P3"><text:s text:c="12"/>boolean nlflag;</text:p>
      <text:p text:style-name="P3"><text:s text:c="12"/>cnt = client.available(); /* need to call this or does not work */</text:p>
      <text:p text:style-name="P3"><text:s text:c="12"/>/* read all incoming chars but only save up to the first newline */</text:p>
      <text:p text:style-name="P3"><text:s text:c="12"/>for(x=0, nlflag=false; x&lt;cnt; x++)</text:p>
      <text:p text:style-name="P3"><text:s text:c="12"/>{</text:p>
      <text:p text:style-name="P3"><text:s text:c="16"/>c = client.read();</text:p>
      <text:p text:style-name="P3"><text:s text:c="16"/>if(c == '\n' &amp;&amp; !nlflag)</text:p>
      <text:p text:style-name="P3"><text:s text:c="16"/>{</text:p>
      <text:p text:style-name="P3"><text:s text:c="20"/>nlflag = true;</text:p>
      <text:p text:style-name="P3"><text:s text:c="20"/>if(x &gt;= 49)</text:p>
      <text:p text:style-name="P3"><text:s text:c="24"/>buf[49] = NULL;</text:p>
      <text:p text:style-name="P3"><text:s text:c="20"/>else</text:p>
      <text:p text:style-name="P3"><text:s text:c="24"/>buf[x] = NULL;</text:p>
      <text:p text:style-name="P3"><text:s text:c="16"/>}</text:p>
      <text:p text:style-name="P3"><text:s text:c="16"/>if(nlflag == false &amp;&amp; x &lt; 50)</text:p>
      <text:p text:style-name="P3"><text:s text:c="20"/>buf[x] = c;</text:p>
      <text:p text:style-name="P3"><text:s text:c="16"/>//client.print(c); /* echo back the incoming request */</text:p>
      <text:p text:style-name="P3"><text:s text:c="12"/>}</text:p>
      <text:p text:style-name="P3"><text:s text:c="12"/>buf[49] = NULL;</text:p>
      <text:p text:style-name="P3"><text:s text:c="12"/>getflag = false;cmd=NULL;p=NULL;</text:p>
      <text:p text:style-name="P3"><text:s text:c="12"/>if(strncmp("GET", buf, 3) == 0)</text:p>
      <text:p text:style-name="P3"><text:s text:c="12"/>{</text:p>
      <text:p text:style-name="P3"><text:s text:c="16"/>p = buf+5; /* pointer moves to command */</text:p>
      <text:p text:style-name="P3"><text:s text:c="16"/>cmd = p;</text:p>
      <text:p text:style-name="P3"><text:s text:c="16"/>getflag = true;</text:p>
      <text:p text:style-name="P3"><text:s text:c="12"/>}</text:p>
      <text:p text:style-name="P3"><text:s text:c="12"/>for(opt=NULL; *p; p++)</text:p>
      <text:p text:style-name="P3"><text:s text:c="12"/>{</text:p>
      <text:p text:style-name="P3"><text:s text:c="16"/>if(*p == '=')</text:p>
      <text:p text:style-name="P3"><text:s text:c="16"/>{</text:p>
      <text:p text:style-name="P3"><text:s text:c="20"/>opt = p+1;</text:p>
      <text:p text:style-name="P3"><text:s text:c="20"/>*p = NULL;</text:p>
      <text:p text:style-name="P3"><text:s text:c="16"/>}</text:p>
      <text:p text:style-name="P3"><text:s text:c="16"/>if(*p == ' ')</text:p>
      <text:p text:style-name="P3"><text:s text:c="20"/>*p = NULL; /* NULL terminate the string */</text:p>
      <text:p text:style-name="P3"><text:s text:c="12"/>}</text:p>
      <text:p text:style-name="P3"><text:s text:c="12"/>client.println("HTTP/1.1 200 OK");</text:p>
      <text:p text:style-name="P3"><text:s text:c="12"/>client.println("Content-Type: text/html");</text:p>
      <text:p text:style-name="P3"><text:s text:c="12"/>client.println();</text:p>
      <text:p text:style-name="P3"><text:soft-page-break/><text:s text:c="12"/>if(getflag &amp;&amp; strcmp(cmd, "data") == 0)</text:p>
      <text:p text:style-name="P3"><text:s text:c="12"/>{</text:p>
      <text:p text:style-name="P3"><text:s text:c="16"/>if(PrintLogRecord(&amp;client, colon) == false)</text:p>
      <text:p text:style-name="P3"><text:s text:c="20"/>client.println(0);</text:p>
      <text:p text:style-name="P3"><text:s text:c="16"/>else</text:p>
      <text:p text:style-name="P3"><text:s text:c="16"/>{</text:p>
      <text:p text:style-name="P3"><text:s text:c="20"/>ZeroAvgTemps();</text:p>
      <text:p text:style-name="P3"><text:s text:c="20"/>ZeroElapsedMillis();</text:p>
      <text:p text:style-name="P3"><text:s text:c="16"/>}</text:p>
      <text:p text:style-name="P3"><text:s text:c="12"/>}</text:p>
      <text:p text:style-name="P3"><text:s text:c="12"/>if(getflag &amp;&amp; strcmp(cmd, "ram") == 0) /* get RAM bytes remaining */</text:p>
      <text:p text:style-name="P3"><text:s text:c="16"/>client.println(freeMemory());</text:p>
      <text:p text:style-name="P3"/>
      <text:p text:style-name="P3"><text:s text:c="12"/>/* Should be the first request for the day to start */</text:p>
      <text:p text:style-name="P3"><text:s text:c="12"/>if(getflag &amp;&amp; strcmp(cmd, "zero") == 0)</text:p>
      <text:p text:style-name="P3"><text:s text:c="12"/>{</text:p>
      <text:p text:style-name="P3"><text:s text:c="16"/>ZeroElapsedMillis();</text:p>
      <text:p text:style-name="P3"><text:s text:c="16"/>ZeroAvgTemps();</text:p>
      <text:p text:style-name="P3"><text:s text:c="16"/>client.println(1);</text:p>
      <text:p text:style-name="P3"><text:s text:c="12"/>}</text:p>
      <text:p text:style-name="P3"><text:s text:c="12"/>if(getflag &amp;&amp; strcmp(cmd, "error") == 0)</text:p>
      <text:p text:style-name="P3"><text:s text:c="12"/>{</text:p>
      <text:p text:style-name="P3"><text:s text:c="16"/>client.println(ErrorString);</text:p>
      <text:p text:style-name="P3"><text:s text:c="16"/>for(x=0; x&lt;NUM_DS18B20; x++)</text:p>
      <text:p text:style-name="P3"><text:s text:c="20"/>TSdata[x].failcnt = 0;</text:p>
      <text:p text:style-name="P3"><text:s text:c="16"/>ErrorString = "";</text:p>
      <text:p text:style-name="P3"><text:s text:c="16"/>CollectorTooHotFlag = false;</text:p>
      <text:p text:style-name="P3"><text:s text:c="12"/>}</text:p>
      <text:p text:style-name="P3"><text:s text:c="12"/>if(getflag &amp;&amp; strcmp(cmd, "sensors") == 0)</text:p>
      <text:p text:style-name="P3"><text:s text:c="12"/>{</text:p>
      <text:p text:style-name="P3"><text:s text:c="16"/>struct sensorEE ssEE;</text:p>
      <text:p text:style-name="P3"><text:s text:c="16"/>for(x=0;x&lt;NUM_DS18B20;x++)</text:p>
      <text:p text:style-name="P3"><text:s text:c="16"/>{</text:p>
      <text:p text:style-name="P3"><text:s text:c="20"/>GetEEsensor(x, &amp;ssEE);</text:p>
      <text:p text:style-name="P3"><text:s text:c="20"/>client.print((int)x); <text:s text:c="13"/>client.print(colon);</text:p>
      <text:p text:style-name="P3"><text:s text:c="20"/>client.print(ssEE.location); <text:s text:c="6"/>client.print(colon);</text:p>
      <text:p text:style-name="P3"><text:s text:c="20"/>client.print(TSdata[x].temp); <text:s text:c="6"/>client.print(colon);</text:p>
      <text:p text:style-name="P3"><text:s text:c="20"/>client.print(TSdata[x].avgsum); <text:s text:c="4"/>client.print(colon);</text:p>
      <text:p text:style-name="P3"><text:s text:c="20"/>client.print((int)TSdata[x].avgcnt);client.print(colon);</text:p>
      <text:p text:style-name="P3"><text:s text:c="20"/>client.println((int)TSdata[x].failcnt);</text:p>
      <text:p text:style-name="P3"><text:s text:c="16"/>}</text:p>
      <text:p text:style-name="P3"><text:s text:c="12"/>}</text:p>
      <text:p text:style-name="P3"><text:s text:c="12"/>if(getflag &amp;&amp; strcmp(cmd, "dump") == 0)</text:p>
      <text:p text:style-name="P3"><text:s text:c="12"/>{</text:p>
      <text:p text:style-name="P3"><text:s text:c="16"/>struct item i;</text:p>
      <text:p text:style-name="P3"><text:s text:c="16"/></text:p>
      <text:p text:style-name="P3"><text:s text:c="16"/>if(PrintLogRecord(&amp;client, colon) == false)</text:p>
      <text:p text:style-name="P3"><text:s text:c="20"/>client.println(0);</text:p>
      <text:p text:style-name="P3"/>
      <text:p text:style-name="P3"><text:s text:c="16"/>client.print("TurnOnTemp"); <text:s/>client.print(colon);client.println(TurnOnTemp);</text:p>
      <text:p text:style-name="P3"><text:s text:c="16"/>client.print("ActiveZone"); <text:s/>client.print(colon);client.println(DispActiveZone);</text:p>
      <text:p text:style-name="P3"><text:s text:c="16"/>client.print("EnabledZone"); client.print(colon);client.println(DispEnabledZone);</text:p>
      <text:p text:style-name="P3"><text:s text:c="16"/>client.print("MaxTankTemp1");client.print(colon);client.println((int)MaxTankTemp1);</text:p>
      <text:p text:style-name="P3"><text:soft-page-break/><text:s text:c="16"/>client.print("MaxTankTemp2");client.print(colon);client.println((int)MaxTankTemp2);</text:p>
      <text:p text:style-name="P3"><text:s text:c="16"/>client.print("TempDiff"); <text:s text:c="3"/>client.print(colon);client.println((int)TempDiff);</text:p>
      <text:p text:style-name="P3"><text:s text:c="16"/>client.print("DumpTemp"); <text:s text:c="3"/>client.print(colon);client.println(DumpTemp);</text:p>
      <text:p text:style-name="P3"><text:s text:c="16"/>client.print("ZoneEndSw"); <text:s text:c="2"/>client.print(colon);client.println((int)ZoneValveEndSwitch);</text:p>
      <text:p text:style-name="P3"><text:s text:c="16"/>client.print("TooHotFlag"); <text:s/>client.print(colon);client.println((int)CollectorTooHotFlag);</text:p>
      <text:p text:style-name="P3"><text:s text:c="16"/>client.print("HeatEnabled"); client.print(colon);client.println((int)HeatEnabled);</text:p>
      <text:p text:style-name="P3"><text:s text:c="16"/>client.print("ErrStr"); <text:s text:c="5"/>client.print(colon);client.println(ErrorString);</text:p>
      <text:p text:style-name="P3"><text:s text:c="16"/></text:p>
      <text:p text:style-name="P3"><text:s text:c="16"/>for(x=0; x&lt;NUM_SLAVE_PINS; x++)</text:p>
      <text:p text:style-name="P3"><text:s text:c="16"/>{</text:p>
      <text:p text:style-name="P3"><text:s text:c="20"/>client.print((int)x); <text:s text:c="9"/>client.print(colon);</text:p>
      <text:p text:style-name="P3"><text:s text:c="20"/>client.print(ss[x].desc); <text:s text:c="5"/>client.print(colon);</text:p>
      <text:p text:style-name="P3"><text:s text:c="20"/>client.print((int)ss[x].pin); <text:s/>client.print(colon);</text:p>
      <text:p text:style-name="P3"><text:s text:c="20"/>client.print((int)ss[x].state);client.print(colon);</text:p>
      <text:p text:style-name="P3"><text:s text:c="20"/>client.println(ss[x].elapsed_millis);</text:p>
      <text:p text:style-name="P3"><text:s text:c="16"/>}</text:p>
      <text:p text:style-name="P3"><text:s text:c="16"/>for(x=0; x&lt;sizeof(struct menu)/sizeof(struct item); x++)</text:p>
      <text:p text:style-name="P3"><text:s text:c="16"/>{</text:p>
      <text:p text:style-name="P3"><text:s text:c="20"/>GetEEitem(x, &amp;i);</text:p>
      <text:p text:style-name="P3"><text:s text:c="20"/>client.print((int)x); <text:s text:c="3"/>client.print(colon);</text:p>
      <text:p text:style-name="P3"><text:s text:c="20"/>client.print(i.desc); <text:s text:c="3"/>client.print(colon);</text:p>
      <text:p text:style-name="P3"><text:s text:c="20"/>client.print((int)i.min);client.print(colon);</text:p>
      <text:p text:style-name="P3"><text:s text:c="20"/>client.print((int)i.max);client.print(colon);</text:p>
      <text:p text:style-name="P3"><text:s text:c="20"/>client.print((int)i.dft);client.print(colon);</text:p>
      <text:p text:style-name="P3"><text:s text:c="20"/>client.println((int)i.act);</text:p>
      <text:p text:style-name="P3"><text:s text:c="16"/>}</text:p>
      <text:p text:style-name="P3"><text:s text:c="12"/>}</text:p>
      <text:p text:style-name="P3"><text:s text:c="20"/></text:p>
      <text:p text:style-name="P3"><text:s text:c="12"/>if(getflag &amp;&amp; strcmp(cmd, "clockset") == 0)</text:p>
      <text:p text:style-name="P3"><text:s text:c="12"/>{</text:p>
      <text:p text:style-name="P3"><text:s text:c="16"/>/* format - 23:41:14:11:01:09:1 */</text:p>
      <text:p text:style-name="P3"><text:s text:c="16"/>/* hr:min:sec:month:day:yr:dayofweek(1-7) */</text:p>
      <text:p text:style-name="P3"><text:s text:c="16"/>if(opt)</text:p>
      <text:p text:style-name="P3"><text:s text:c="16"/>{</text:p>
      <text:p text:style-name="P3"><text:s text:c="20"/>char *start;</text:p>
      <text:p text:style-name="P3"><text:s text:c="20"/></text:p>
      <text:p text:style-name="P3"><text:s text:c="20"/>for(p=opt, start=opt, x=0; *p; p++)</text:p>
      <text:p text:style-name="P3"><text:s text:c="20"/>{</text:p>
      <text:p text:style-name="P3"><text:s text:c="24"/>if(*p == colon)</text:p>
      <text:p text:style-name="P3"><text:s text:c="24"/>{</text:p>
      <text:p text:style-name="P3"><text:s text:c="28"/>*p = NULL;</text:p>
      <text:p text:style-name="P3"><text:s text:c="28"/>if(x==0) hr = (byte)atoi(start);</text:p>
      <text:p text:style-name="P3"><text:s text:c="28"/>if(x==1) min = (byte)atoi(start);</text:p>
      <text:p text:style-name="P3"><text:s text:c="28"/>if(x==2) sec = (byte)atoi(start);</text:p>
      <text:p text:style-name="P3"><text:s text:c="28"/>if(x==3) month = (byte)atoi(start);</text:p>
      <text:p text:style-name="P3"><text:s text:c="28"/>if(x==4) day = (byte)atoi(start);</text:p>
      <text:p text:style-name="P3"><text:s text:c="28"/>if(x==5) yr = (byte)atoi(start);</text:p>
      <text:p text:style-name="P3"><text:s text:c="28"/>start = p+1;</text:p>
      <text:p text:style-name="P3"><text:s text:c="28"/>x++;</text:p>
      <text:p text:style-name="P3"><text:s text:c="24"/>}</text:p>
      <text:p text:style-name="P3"><text:s text:c="20"/>}</text:p>
      <text:p text:style-name="P3"><text:s text:c="20"/>/* x should always be 6 at this point. */</text:p>
      <text:p text:style-name="P3"><text:s text:c="20"/>if(x==6) dow = (byte)atoi(start);</text:p>
      <text:p text:style-name="P3"><text:soft-page-break/><text:s text:c="20"/>SetDateDs1307(sec, min, hr, dow, day, month, yr);</text:p>
      <text:p text:style-name="P3"><text:s text:c="16"/>}</text:p>
      <text:p text:style-name="P3"><text:s text:c="16"/>client.println();</text:p>
      <text:p text:style-name="P3"><text:s text:c="12"/>}</text:p>
      <text:p text:style-name="P3"><text:s text:c="12"/>if(getflag &amp;&amp; strcmp(cmd, "clockread") == 0)</text:p>
      <text:p text:style-name="P3"><text:s text:c="12"/>{</text:p>
      <text:p text:style-name="P3"><text:s text:c="16"/>//byte sec, min, hr, day, dow, month, yr;</text:p>
      <text:p text:style-name="P3"><text:s text:c="16"/>/* format - 23:41:14:11:01:09:0 */</text:p>
      <text:p text:style-name="P3"><text:s text:c="16"/>/* hr:min:sec:month:day:yr:dayofweek */</text:p>
      <text:p text:style-name="P3"><text:s text:c="16"/>client.print((int)hr); client.print(colon);</text:p>
      <text:p text:style-name="P3"><text:s text:c="16"/>client.print((int)min); client.print(colon);</text:p>
      <text:p text:style-name="P3"><text:s text:c="16"/>client.print((int)sec); client.print(colon);</text:p>
      <text:p text:style-name="P3"><text:s text:c="16"/>client.print((int)month); client.print(colon);</text:p>
      <text:p text:style-name="P3"><text:s text:c="16"/>client.print((int)day); client.print(colon);</text:p>
      <text:p text:style-name="P3"><text:s text:c="16"/>client.print((int)yr); client.print(colon);</text:p>
      <text:p text:style-name="P3"><text:s text:c="16"/>client.println((int)dow);</text:p>
      <text:p text:style-name="P3"><text:s text:c="12"/>}</text:p>
      <text:p text:style-name="P3"><text:s text:c="12"/></text:p>
      <text:p text:style-name="P3"><text:s text:c="12"/>if(getflag &amp;&amp; strcmp(cmd, "param") == 0)</text:p>
      <text:p text:style-name="P3"><text:s text:c="12"/>{ <text:s text:c="2"/>/* format - param=IndexIntoEEMEMarray:value */</text:p>
      <text:p text:style-name="P3"><text:s text:c="16"/>byte ret = 0;</text:p>
      <text:p text:style-name="P3"><text:s text:c="16"/>byte EEMEMidx, value;</text:p>
      <text:p text:style-name="P3"><text:s text:c="16"/>struct item <text:s text:c="2"/>i;</text:p>
      <text:p text:style-name="P3"><text:s text:c="20"/></text:p>
      <text:p text:style-name="P3"><text:s text:c="16"/>for(p=opt; *p &amp;&amp; opt; p++)</text:p>
      <text:p text:style-name="P3"><text:s text:c="16"/>{</text:p>
      <text:p text:style-name="P3"><text:s text:c="20"/>if(*p == colon)</text:p>
      <text:p text:style-name="P3"><text:s text:c="20"/>{</text:p>
      <text:p text:style-name="P3"><text:s text:c="24"/>*p = NULL;</text:p>
      <text:p text:style-name="P3"><text:s text:c="24"/>EEMEMidx = (byte)atoi(opt);</text:p>
      <text:p text:style-name="P3"><text:s text:c="24"/>value = (byte)atoi(p+1);</text:p>
      <text:p text:style-name="P3"><text:s text:c="24"/>GetEEitem(EEMEMidx, &amp;i);</text:p>
      <text:p text:style-name="P3"><text:s text:c="24"/>if(value &gt;= i.min &amp;&amp; value &lt;= i.max)</text:p>
      <text:p text:style-name="P3"><text:s text:c="24"/>{</text:p>
      <text:p text:style-name="P3"><text:s text:c="28"/>i.act = value;</text:p>
      <text:p text:style-name="P3"><text:s text:c="28"/>WriteEEitem(EEMEMidx, &amp;i);</text:p>
      <text:p text:style-name="P3"><text:s text:c="28"/>ret = 1;</text:p>
      <text:p text:style-name="P3"><text:s text:c="24"/>}</text:p>
      <text:p text:style-name="P3"><text:s text:c="20"/>}</text:p>
      <text:p text:style-name="P3"><text:s text:c="16"/>}</text:p>
      <text:p text:style-name="P3"><text:s text:c="16"/>client.println((int)ret);</text:p>
      <text:p text:style-name="P3"><text:s text:c="12"/>}</text:p>
      <text:p text:style-name="P3"><text:s text:c="8"/>}</text:p>
      <text:p text:style-name="P3"><text:s text:c="8"/>/* Give the web browser time to receive the data. */</text:p>
      <text:p text:style-name="P3"><text:s text:c="8"/>delay(1);</text:p>
      <text:p text:style-name="P3"><text:s text:c="8"/>client.stop();</text:p>
      <text:p text:style-name="P3"><text:s text:c="4"/>}</text:p>
      <text:p text:style-name="P3">}</text:p>
      <text:p text:style-name="P3"/>
      <text:p text:style-name="P3">void ZeroElapsedMillis()</text:p>
      <text:p text:style-name="P3">{</text:p>
      <text:p text:style-name="P3"><text:s text:c="4"/>byte x;</text:p>
      <text:p text:style-name="P3"/>
      <text:p text:style-name="P3"><text:soft-page-break/><text:s text:c="4"/>LastDataReqMillis = millis();</text:p>
      <text:p text:style-name="P3"><text:s text:c="4"/>for(x=0; x&lt;NUM_SLAVE_PINS; x++)</text:p>
      <text:p text:style-name="P3"><text:s text:c="4"/>{</text:p>
      <text:p text:style-name="P3"><text:s text:c="8"/>ss[x].elapsed_millis = 0ul;</text:p>
      <text:p text:style-name="P3"><text:s text:c="8"/>ss[x].start_millis = LastDataReqMillis;</text:p>
      <text:p text:style-name="P3"><text:s text:c="4"/>}</text:p>
      <text:p text:style-name="P3">}</text:p>
      <text:p text:style-name="P3"/>
      <text:p text:style-name="P3">void ZeroAvgTemps()</text:p>
      <text:p text:style-name="P3">{</text:p>
      <text:p text:style-name="P3"><text:s text:c="4"/>byte x;</text:p>
      <text:p text:style-name="P3"/>
      <text:p text:style-name="P3"><text:s text:c="4"/>for(x=0; x&lt;NUM_DS18B20; x++)</text:p>
      <text:p text:style-name="P3"><text:s text:c="4"/>{</text:p>
      <text:p text:style-name="P3"><text:s text:c="8"/>if(TSdata[x].avgcnt &gt;= 1)</text:p>
      <text:p text:style-name="P3"><text:s text:c="8"/>{</text:p>
      <text:p text:style-name="P3"><text:s text:c="12"/>TSdata[x].avgsum = TSdata[x].temp;</text:p>
      <text:p text:style-name="P3"><text:s text:c="12"/>TSdata[x].avgcnt = 1;</text:p>
      <text:p text:style-name="P3"><text:s text:c="8"/>}</text:p>
      <text:p text:style-name="P3"><text:s text:c="8"/>else</text:p>
      <text:p text:style-name="P3"><text:s text:c="8"/>{</text:p>
      <text:p text:style-name="P3"><text:s text:c="12"/>TSdata[x].avgsum = 0;</text:p>
      <text:p text:style-name="P3"><text:s text:c="12"/>TSdata[x].avgcnt = 0;</text:p>
      <text:p text:style-name="P3"><text:s text:c="8"/>}</text:p>
      <text:p text:style-name="P3"><text:s text:c="4"/>}</text:p>
      <text:p text:style-name="P3">}</text:p>
      <text:p text:style-name="P3"/>
      <text:p text:style-name="P3">/* Notice that the fraction of time the zone was on */</text:p>
      <text:p text:style-name="P3">/* since the last data request is given. */</text:p>
      <text:p text:style-name="P3">float CalcOnTimeFraction(byte pin)</text:p>
      <text:p text:style-name="P3">{</text:p>
      <text:p text:style-name="P3"><text:s text:c="4"/>if(ss[FindSlaveIdx(pin)].elapsed_millis==0ul)</text:p>
      <text:p text:style-name="P3"><text:s text:c="8"/>return(0);</text:p>
      <text:p text:style-name="P3"><text:s text:c="4"/>else</text:p>
      <text:p text:style-name="P3"><text:s text:c="8"/>return((float)ss[FindSlaveIdx(pin)].elapsed_millis/</text:p>
      <text:p text:style-name="P3"><text:s text:c="18"/>(float)(millis() - LastDataReqMillis) );</text:p>
      <text:p text:style-name="P3">}</text:p>
      <text:p text:style-name="P3"/>
      <text:p text:style-name="P3">boolean PrintLogRecord(Client *client, char colon)</text:p>
      <text:p text:style-name="P3">{</text:p>
      <text:p text:style-name="P3"><text:s text:c="4"/>if(TSdata[COLLECTOR_LOC].avgcnt &gt; 0 &amp;&amp; </text:p>
      <text:p text:style-name="P3"><text:s text:c="19"/>TSdata[T1TOP_LOC].avgcnt &gt; 0 &amp;&amp;</text:p>
      <text:p text:style-name="P3"><text:s text:c="19"/>TSdata[T1BOT_LOC].avgcnt &gt; 0 &amp;&amp;</text:p>
      <text:p text:style-name="P3"><text:s text:c="19"/>TSdata[T2TOP_LOC].avgcnt &gt; 0 &amp;&amp;</text:p>
      <text:p text:style-name="P3"><text:s text:c="19"/>TSdata[T2BOT_LOC].avgcnt &gt; 0)</text:p>
      <text:p text:style-name="P3"><text:s text:c="4"/>{</text:p>
      <text:p text:style-name="P3"><text:s text:c="8"/>/* Calc the avg temp since the last request */</text:p>
      <text:p text:style-name="P3"><text:s text:c="8"/>client-&gt;print(TSdata[COLLECTOR_LOC].avgsum/TSdata[COLLECTOR_LOC].avgcnt);</text:p>
      <text:p text:style-name="P3"><text:s text:c="8"/>client-&gt;print(colon);</text:p>
      <text:p text:style-name="P3"><text:s text:c="8"/>client-&gt;print(TSdata[T1TOP_LOC].avgsum/TSdata[T1TOP_LOC].avgcnt);</text:p>
      <text:p text:style-name="P3"><text:s text:c="8"/>client-&gt;print(colon);</text:p>
      <text:p text:style-name="P3"><text:s text:c="8"/>client-&gt;print(TSdata[T1BOT_LOC].avgsum/TSdata[T1BOT_LOC].avgcnt);</text:p>
      <text:p text:style-name="P3"><text:s text:c="8"/>client-&gt;print(colon);</text:p>
      <text:p text:style-name="P3"><text:soft-page-break/><text:s text:c="8"/>client-&gt;print(TSdata[T2TOP_LOC].avgsum/TSdata[T2TOP_LOC].avgcnt);</text:p>
      <text:p text:style-name="P3"><text:s text:c="8"/>client-&gt;print(colon);</text:p>
      <text:p text:style-name="P3"><text:s text:c="8"/>client-&gt;print(TSdata[T2BOT_LOC].avgsum/TSdata[T2BOT_LOC].avgcnt);</text:p>
      <text:p text:style-name="P3"><text:s text:c="8"/>client-&gt;print(colon);</text:p>
      <text:p text:style-name="P3"><text:s text:c="8"/></text:p>
      <text:p text:style-name="P3"><text:s text:c="8"/>/* Now do the pump and zone valves */</text:p>
      <text:p text:style-name="P3"><text:s text:c="8"/>client-&gt;print(CalcOnTimeFraction(PUMP_PIN));</text:p>
      <text:p text:style-name="P3"><text:s text:c="8"/>client-&gt;print(colon);</text:p>
      <text:p text:style-name="P3"><text:s text:c="8"/>client-&gt;print(CalcOnTimeFraction(ZONE_WATER_TANK1_PIN));</text:p>
      <text:p text:style-name="P3"><text:s text:c="8"/>client-&gt;print(colon);</text:p>
      <text:p text:style-name="P3"><text:s text:c="8"/>client-&gt;print(CalcOnTimeFraction(ZONE_WATER_TANK2_PIN));</text:p>
      <text:p text:style-name="P3"><text:s text:c="8"/>client-&gt;print(colon);</text:p>
      <text:p text:style-name="P3"><text:s text:c="8"/>client-&gt;print(CalcOnTimeFraction(ZONE_HOUSE_PIN));</text:p>
      <text:p text:style-name="P3"><text:s text:c="8"/>client-&gt;print(colon);</text:p>
      <text:p text:style-name="P3"><text:s text:c="8"/>client-&gt;println(CalcOnTimeFraction(ZONE_GARAGE_PIN));</text:p>
      <text:p text:style-name="P3"><text:s text:c="8"/>return(true);</text:p>
      <text:p text:style-name="P3"><text:s text:c="4"/>}</text:p>
      <text:p text:style-name="P3"><text:s text:c="4"/>else</text:p>
      <text:p text:style-name="P3"><text:s text:c="8"/>return(false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server.odt</text:file-name> <text:s/><text:date style:data-style-name="N37" text:date-value="2009-12-02T19:26:57.34">12/02/09</text:date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2-02T19:26:57.23</dc:date>
    <dc:creator>Richard Hollabaugh</dc:creator>
    <meta:editing-duration>PT00H22M02S</meta:editing-duration>
    <meta:editing-cycles>13</meta:editing-cycles>
    <meta:generator>OpenOffice.org/3.0$Win32 OpenOffice.org_project/300m15$Build-9379</meta:generator>
    <meta:printed-by>Richard Hollabaugh</meta:printed-by>
    <meta:print-date>2009-10-28T16:45:03.27</meta:print-date>
    <meta:document-statistic meta:table-count="0" meta:image-count="0" meta:object-count="0" meta:page-count="6" meta:paragraph-count="278" meta:word-count="700" meta:character-count="10525"/>
  </office:meta>
</office:document-meta>
</file>